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Helvetica Neue" fo:font-size="10.5pt" fo:letter-spacing="normal" fo:font-style="italic" fo:font-weight="normal" officeooo:rsid="00008fc3" officeooo:paragraph-rsid="00008fc3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.265cm" loext:contextual-spacing="false" fo:line-height="142%" fo:orphans="2" fo:widows="2" fo:text-indent="0cm" style:auto-text-indent="false" fo:padding="0.176cm" fo:border="0.99pt solid #aebdcc"/>
      <style:text-properties fo:font-variant="normal" fo:text-transform="none" fo:color="#333333" style:font-name="courier" fo:font-size="9.75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.529cm" fo:margin-bottom="0.265cm" loext:contextual-spacing="false" fo:line-height="110%" fo:orphans="2" fo:widows="2" fo:text-indent="0cm" style:auto-text-indent="false"/>
      <style:text-properties fo:font-variant="normal" fo:text-transform="none" fo:color="#333333" style:font-name="Helvetica Neue" fo:font-size="18pt" fo:letter-spacing="normal" fo:font-style="normal" fo:font-weight="bold"/>
    </style:style>
    <style:style style:name="P5" style:family="paragraph" style:parent-style-name="Heading_20_5">
      <style:paragraph-properties fo:margin-left="0cm" fo:margin-right="0cm" fo:margin-top="0.265cm" fo:margin-bottom="0.265cm" loext:contextual-spacing="false" fo:line-height="110%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bold"/>
    </style:style>
    <style:style style:name="P6" style:family="paragraph" style:parent-style-name="Heading_20_4">
      <style:text-properties fo:font-variant="normal" fo:text-transform="none" fo:color="#333333" style:font-name="Helvetica Neue" fo:font-size="13.5pt" fo:letter-spacing="normal" fo:font-style="normal" fo:font-weight="bold" officeooo:paragraph-rsid="00008fc3"/>
    </style:style>
    <style:style style:name="P7" style:family="paragraph" style:parent-style-name="Heading_20_4">
      <style:text-properties fo:font-variant="normal" fo:text-transform="none" fo:color="#333333" style:font-name="Helvetica Neue" fo:font-size="10.5pt" fo:letter-spacing="normal" fo:font-style="normal" fo:font-weight="normal" officeooo:paragraph-rsid="00008fc3" style:font-size-asian="10.5pt" style:font-weight-asian="normal" style:font-size-complex="10.5pt" style:font-weight-complex="normal"/>
    </style:style>
    <style:style style:name="P8" style:family="paragraph" style:parent-style-name="Heading_20_4">
      <style:text-properties fo:font-variant="normal" fo:text-transform="none" fo:color="#333333" style:font-name="Helvetica Neue" fo:font-size="10.5pt" fo:letter-spacing="normal" fo:font-style="italic" fo:font-weight="normal" officeooo:rsid="00008fc3" officeooo:paragraph-rsid="00008fc3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Preformatted_20_Text">
      <style:paragraph-properties fo:margin-top="0cm" fo:margin-bottom="0.265cm" loext:contextual-spacing="false" fo:line-height="142%" fo:orphans="2" fo:widows="2" fo:padding="0.176cm" fo:border="0.99pt solid #aebdcc"/>
      <style:text-properties fo:font-variant="normal" fo:text-transform="none" fo:color="#333333" style:font-name="courier" fo:font-size="9.7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.265cm" loext:contextual-spacing="false" fo:line-height="142%" fo:orphans="2" fo:widows="2" fo:padding="0.176cm" fo:border="0.99pt solid #aebdcc"/>
    </style:style>
    <style:style style:name="P11" style:family="paragraph" style:parent-style-name="Heading_20_5">
      <style:text-properties fo:font-variant="normal" fo:text-transform="none" fo:color="#333333" style:font-name="Helvetica Neue" fo:font-size="10.5pt" fo:letter-spacing="normal" fo:font-style="normal" fo:font-weight="bold"/>
    </style:style>
    <style:style style:name="P12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P13" style:family="paragraph" style:parent-style-name="Text_20_body" style:list-style-name="L2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P14" style:family="paragraph" style:parent-style-name="Text_20_body" style:list-style-name="L3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P15" style:family="paragraph" style:parent-style-name="Text_20_body" style:list-style-name="L4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bold" officeooo:paragraph-rsid="0004ada5" style:font-weight-asian="bold" style:font-weight-complex="bold"/>
    </style:style>
    <style:style style:name="P16" style:family="paragraph" style:parent-style-name="Text_20_body" style:list-style-name="L5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7" style:family="paragraph" style:parent-style-name="Text_20_body" style:list-style-name="L6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8" style:family="paragraph" style:parent-style-name="Text_20_body" style:list-style-name="L5">
      <style:paragraph-properties fo:margin-top="0cm" fo:margin-bottom="0.265cm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9" style:family="paragraph" style:parent-style-name="Heading_20_2" style:list-style-name="L4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pt" fo:letter-spacing="normal" fo:font-style="normal" fo:font-weight="bold" style:font-size-asian="10pt" style:font-weight-asian="bold" style:font-size-complex="10pt" style:font-weight-complex="bold"/>
    </style:style>
    <style:style style:name="T1" style:family="text">
      <style:text-properties officeooo:rsid="0004ada5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cd tum_simulator</text:h>
      <text:p text:style-name="P1">source /opt/ros/kinetic/setup.bash</text:p>
      <text:p text:style-name="P1">source devel/setup.bash</text:p>
      <text:p text:style-name="P1">roslaunch cvg_sim_gazebo ardrone_testworld.launch</text:p>
      <text:h text:style-name="P7" text:outline-level="4"/>
      <text:h text:style-name="P6" text:outline-level="4">terminal command control</text:h>
      <text:list xml:id="list3192240698935486642" text:style-name="L1">
        <text:list-item>
          <text:p text:style-name="P12"><text:bookmark text:name="line-131"/>take off<text:bookmark text:name="line-132"/></text:p>
        </text:list-item>
      </text:list>
      <text:p text:style-name="P3"><text:bookmark text:name="line-1-13"/><text:bookmark text:name="line-134"/><text:bookmark text:name="line-133"/>rostopic pub -1 /ardrone/takeoff std_msgs/Empty</text:p>
      <text:list xml:id="list2702926640884317609" text:style-name="L2">
        <text:list-item>
          <text:p text:style-name="P13"><text:bookmark text:name="line-136"/><text:bookmark text:name="line-135"/>land<text:bookmark text:name="line-137"/></text:p>
        </text:list-item>
      </text:list>
      <text:p text:style-name="P3"><text:bookmark text:name="line-1-14"/><text:bookmark text:name="line-139"/><text:bookmark text:name="line-138"/>rostopic pub -1 /ardrone/land std_msgs/Empty</text:p>
      <text:list xml:id="list7813135837532714336" text:style-name="L3">
        <text:list-item>
          <text:p text:style-name="P14"><text:bookmark text:name="line-141"/><text:bookmark text:name="line-140"/>switch camera<text:bookmark text:name="line-142"/></text:p>
        </text:list-item>
      </text:list>
      <text:p text:style-name="P3"><text:bookmark text:name="line-1-15"/><text:bookmark text:name="line-144"/><text:bookmark text:name="line-143"/>rosservice call /ardrone/togglecam</text:p>
      <text:list xml:id="list8114184380626858222" text:style-name="L4">
        <text:list-item>
          <text:list>
            <text:list-item>
              <text:h text:style-name="P19" text:outline-level="2"><text:bookmark text:name="Running"/>Running <text:span text:style-name="T1">Keyboard</text:span></text:h>
            </text:list-item>
          </text:list>
        </text:list-item>
      </text:list>
      <text:p text:style-name="P3"><text:bookmark text:name="line-20"/><text:bookmark text:name="line-21"/><text:bookmark text:name="line-22"/><text:bookmark text:name="line-23"/><text:bookmark text:name="line-1-2"/>rosrun teleop_twist_keyboard teleop_twist_keyboard.py</text:p>
      <text:list xml:id="list202121573346833" text:continue-numbering="true" text:style-name="L4">
        <text:list-item>
          <text:p text:style-name="P15"><text:bookmark text:name="line-145"/><text:bookmark text:name="line-146"/>motion<text:bookmark text:name="line-147"/></text:p>
        </text:list-item>
      </text:list>
      <text:p text:style-name="P3"><text:bookmark text:name="line-1-16"/><text:bookmark text:name="line-174"/><text:bookmark text:name="line-173"/><text:bookmark text:name="line-172"/><text:bookmark text:name="line-171"/><text:bookmark text:name="line-170"/><text:bookmark text:name="line-169"/><text:bookmark text:name="line-168"/><text:bookmark text:name="line-167"/><text:bookmark text:name="line-166"/><text:bookmark text:name="line-165"/><text:bookmark text:name="line-164"/><text:bookmark text:name="line-163"/><text:bookmark text:name="line-162"/><text:bookmark text:name="line-161"/><text:bookmark text:name="line-160"/><text:bookmark text:name="line-159"/><text:bookmark text:name="line-158"/><text:bookmark text:name="line-157"/><text:bookmark text:name="line-156"/><text:bookmark text:name="line-155"/><text:bookmark text:name="line-154"/><text:bookmark text:name="line-153"/><text:bookmark text:name="line-152"/><text:bookmark text:name="line-151"/><text:bookmark text:name="line-150"/><text:bookmark text:name="line-149"/><text:bookmark text:name="line-148"/># fly forward</text:p>
      <text:p text:style-name="P9"><text:bookmark text:name="line-2-4"/>rostopic pub -r 10 /cmd_vel geometry_msgs/Twist <text:s/>'{linear: <text:s/>{x: 1.0, y: 0.0, z: 0.0}, angular: {x: 0.0,y: 0.0,z: 0.0}}'</text:p>
      <text:p text:style-name="P10"><text:bookmark text:name="line-3-4"/></text:p>
      <text:p text:style-name="P9"><text:bookmark text:name="line-4-4"/># fly backward</text:p>
      <text:p text:style-name="P9"><text:bookmark text:name="line-5-4"/>rostopic pub -r 10 /cmd_vel geometry_msgs/Twist <text:s/>'{linear: <text:s/>{x: -1.0, y: 0.0, z: 0.0}, angular: {x: 0.0,y: 0.0,z: 0.0}}'</text:p>
      <text:p text:style-name="P10"><text:bookmark text:name="line-6-3"/></text:p>
      <text:p text:style-name="P9"><text:bookmark text:name="line-7-3"/># fly to left </text:p>
      <text:p text:style-name="P9"><text:bookmark text:name="line-8-3"/>rostopic pub -r 10 /cmd_vel geometry_msgs/Twist <text:s/>'{linear: <text:s/>{x: 0.0, y: 1.0, z: 0.0}, angular: {x: 0.0,y: 0.0,z: 0.0}}'</text:p>
      <text:p text:style-name="P10"><text:bookmark text:name="line-9-3"/></text:p>
      <text:p text:style-name="P9"><text:bookmark text:name="line-10-3"/># fly to right </text:p>
      <text:p text:style-name="P9"><text:bookmark text:name="line-11-3"/>rostopic pub -r 10 /cmd_vel geometry_msgs/Twist <text:s/>'{linear: <text:s/>{x: 0.0, y: -1.0, z: 0.0}, angular: {x: 0.0,y: 0.0,z: 0.0}}'</text:p>
      <text:p text:style-name="P10"><text:bookmark text:name="line-12-3"/><text:soft-page-break/></text:p>
      <text:p text:style-name="P9"><text:bookmark text:name="line-13-1"/># fly up </text:p>
      <text:p text:style-name="P9"><text:bookmark text:name="line-14-1"/>rostopic pub -r 10 /cmd_vel geometry_msgs/Twist <text:s/>'{linear: <text:s/>{x: 0.0, y: 0.0, z: 1.0}, angular: {x: 0.0,y: 0.0,z: 0.0}}'</text:p>
      <text:p text:style-name="P10"><text:bookmark text:name="line-15-1"/></text:p>
      <text:p text:style-name="P9"><text:bookmark text:name="line-16-1"/># fly down </text:p>
      <text:p text:style-name="P9"><text:bookmark text:name="line-17-1"/>rostopic pub -r 10 /cmd_vel geometry_msgs/Twist <text:s/>'{linear: <text:s/>{x: 0.0, y: 0.0, z: -1.0}, angular: {x: 0.0,y: 0.0,z: 0.0}}'</text:p>
      <text:p text:style-name="P10"><text:bookmark text:name="line-18-1"/></text:p>
      <text:p text:style-name="P9"><text:bookmark text:name="line-19-1"/># counterclockwise rotation</text:p>
      <text:p text:style-name="P9"><text:bookmark text:name="line-20-1"/>rostopic pub -r 10 /cmd_vel geometry_msgs/Twist <text:s/>'{linear: <text:s/>{x: 0.0, y: 0.0, z: 0.0}, angular: {x: 0.0,y: 0.0,z: 1.0}}'</text:p>
      <text:p text:style-name="P10"><text:bookmark text:name="line-21-1"/></text:p>
      <text:p text:style-name="P9"><text:bookmark text:name="line-22-1"/># clockwise rotation</text:p>
      <text:p text:style-name="P9"><text:bookmark text:name="line-23-1"/>rostopic pub -r 10 /cmd_vel geometry_msgs/Twist <text:s/>'{linear: <text:s/>{x: 0.0, y: 0.0, z: 0.0}, angular: {x: 0.0,y: 0.0,z: -1.0}}'</text:p>
      <text:p text:style-name="P10"><text:bookmark text:name="line-24-1"/></text:p>
      <text:p text:style-name="P9"><text:bookmark text:name="line-25-1"/># stop</text:p>
      <text:p text:style-name="P9"><text:bookmark text:name="line-26-1"/>rostopic pub -r 10 /cmd_vel geometry_msgs/Twist <text:s/>'{linear: <text:s/>{x: 0.0, y: 0.0, z: 0.0}, angular: {x: 0.0,y: 0.0,z: 0.0}}'</text:p>
      <text:h text:style-name="P4" text:outline-level="3"><text:bookmark text:name="Robot_Sensor_Monitoring"/><text:bookmark text:name="line-177"/><text:bookmark text:name="line-176"/><text:bookmark text:name="line-175"/>Robot Sensor Monitoring</text:h>
      <text:p text:style-name="P2"><text:bookmark text:name="line-178"/>For observation you can use following commands:<text:bookmark text:name="line-180"/><text:bookmark text:name="line-179"/></text:p>
      <text:p text:style-name="P3"><text:bookmark text:name="line-1-17"/><text:bookmark text:name="line-198"/><text:bookmark text:name="line-197"/><text:bookmark text:name="line-196"/><text:bookmark text:name="line-195"/><text:bookmark text:name="line-194"/><text:bookmark text:name="line-193"/><text:bookmark text:name="line-192"/><text:bookmark text:name="line-191"/><text:bookmark text:name="line-190"/><text:bookmark text:name="line-189"/><text:bookmark text:name="line-188"/><text:bookmark text:name="line-187"/><text:bookmark text:name="line-186"/><text:bookmark text:name="line-185"/><text:bookmark text:name="line-184"/><text:bookmark text:name="line-183"/><text:bookmark text:name="line-182"/><text:bookmark text:name="line-181"/># The output camera</text:p>
      <text:p text:style-name="P9"><text:bookmark text:name="line-2-5"/>rosrun image_view image_view image:=/ardrone/image_raw</text:p>
      <text:p text:style-name="P10"><text:bookmark text:name="line-3-5"/></text:p>
      <text:p text:style-name="P9"><text:bookmark text:name="line-4-5"/># The front camera</text:p>
      <text:p text:style-name="P9"><text:bookmark text:name="line-5-5"/>rosrun image_view image_view image:=/ardrone/front/image_raw</text:p>
      <text:p text:style-name="P10"><text:bookmark text:name="line-6-4"/></text:p>
      <text:p text:style-name="P9"><text:bookmark text:name="line-7-4"/># The buttom camera</text:p>
      <text:p text:style-name="P9"><text:bookmark text:name="line-8-4"/>rosrun image_view image_view image:=/ardrone/bottom/image_raw</text:p>
      <text:p text:style-name="P10"><text:bookmark text:name="line-9-4"/><text:soft-page-break/></text:p>
      <text:p text:style-name="P9"><text:bookmark text:name="line-10-4"/># The height sensor</text:p>
      <text:p text:style-name="P9"><text:bookmark text:name="line-11-4"/>rostopic echo /sonar_height</text:p>
      <text:p text:style-name="P10"><text:bookmark text:name="line-12-4"/></text:p>
      <text:p text:style-name="P9"><text:bookmark text:name="line-13-2"/>#The navigation info</text:p>
      <text:p text:style-name="P9"><text:bookmark text:name="line-14-2"/>rostopic echo /ardrone/navdata</text:p>
      <text:p text:style-name="P10"><text:bookmark text:name="line-15-2"/></text:p>
      <text:p text:style-name="P9"><text:bookmark text:name="line-16-2"/>#A launch file for joystick drivers and image view nodes</text:p>
      <text:p text:style-name="P9"><text:bookmark text:name="line-17-2"/>roslaunch cvg_sim_test demo_tool.launch</text:p>
      <text:p text:style-name="P2"><text:bookmark text:name="line-199"/>OR using the rviz tool.</text:p>
      <text:h text:style-name="P11" text:outline-level="5"><text:bookmark text:name="Cannot_control_drone_via_joystick"/>Cannot control drone via joystick</text:h>
      <text:list xml:id="list1500033286222980793" text:style-name="L5">
        <text:list-item>
          <text:p text:style-name="P16"><text:bookmark text:name="line-209"/>check, whether you are using the correct joystick<text:bookmark text:name="line-210"/></text:p>
        </text:list-item>
        <text:list-item>
          <text:p text:style-name="P18">check, whether you joystick driver is running properly, and sending correct rostopics<text:bookmark text:name="line-211"/></text:p>
        </text:list-item>
      </text:list>
      <text:p text:style-name="P3"><text:bookmark text:name="line-1-19"/><text:bookmark text:name="line-213"/><text:bookmark text:name="line-212"/>rostopic echo /joy</text:p>
      <text:list xml:id="list1344207769125681881" text:style-name="L6">
        <text:list-item>
          <text:p text:style-name="P17"><text:bookmark text:name="line-214"/>check, whether the ardrone_joystick node is running properly by checking the following topics<text:bookmark text:name="line-215"/></text:p>
        </text:list-item>
      </text:list>
      <text:p text:style-name="P3"><text:bookmark text:name="line-1-20"/><text:bookmark text:name="line-220"/><text:bookmark text:name="line-219"/><text:bookmark text:name="line-218"/><text:bookmark text:name="line-217"/><text:bookmark text:name="line-216"/>rostopic echo /cmd_vel</text:p>
      <text:p text:style-name="P9"><text:bookmark text:name="line-2-7"/>rostopic echo /ardrone/land</text:p>
      <text:p text:style-name="P9"><text:bookmark text:name="line-3-6"/>rostopic echo /ardrone/reset</text:p>
      <text:p text:style-name="P9"><text:bookmark text:name="line-4-6"/>rostopic echo /ardrone/takeoff</text:p>
      <text:h text:style-name="P5" text:outline-level="5"><text:bookmark text:name="The_simulated_ardrone_doing_something_oddly"/><text:bookmark text:name="line-222"/><text:bookmark text:name="line-221"/>The simulated ardrone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3:02:33.791187865</meta:creation-date>
    <dc:date>2019-05-27T20:21:19.618970366</dc:date>
    <meta:editing-duration>PT45M4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355" meta:character-count="2504" meta:non-whitespace-character-count="2192"/>
  </office:meta>
</office:document-meta>
</file>